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text-properties fo:color="#000000" fo:font-size="7pt" fo:font-style="italic" officeooo:rsid="003a7dcf" officeooo:paragraph-rsid="006ca01a" style:font-size-asian="7pt" style:font-style-asian="italic" style:font-size-complex="7pt" style:font-style-complex="italic"/>
    </style:style>
    <style:style style:name="P34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5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6" style:family="paragraph" style:parent-style-name="Standard">
      <style:text-properties fo:color="#000000" fo:font-size="12pt" style:font-size-asian="10.5pt" style:font-size-complex="12pt"/>
    </style:style>
    <style:style style:name="P37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0eb3ca" officeooo:paragraph-rsid="006ca01a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47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48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49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0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36e8f9" officeooo:paragraph-rsid="006ca01a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59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62" style:family="paragraph" style:parent-style-name="Standard">
      <style:text-properties fo:color="#000000" fo:font-size="12pt" fo:font-style="normal" officeooo:rsid="0038df95" officeooo:paragraph-rsid="006ca01a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64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68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69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70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71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72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73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74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75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76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77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78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79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80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81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82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83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84" style:family="paragraph" style:parent-style-name="Standard">
      <style:text-properties officeooo:rsid="00117a91" officeooo:paragraph-rsid="00117a91"/>
    </style:style>
    <style:style style:name="P85" style:family="paragraph" style:parent-style-name="Standard">
      <style:text-properties officeooo:rsid="00117a91" officeooo:paragraph-rsid="0012b21c"/>
    </style:style>
    <style:style style:name="P86" style:family="paragraph" style:parent-style-name="Standard">
      <style:text-properties officeooo:rsid="0012b21c" officeooo:paragraph-rsid="0012b21c"/>
    </style:style>
    <style:style style:name="P87" style:family="paragraph" style:parent-style-name="Standard">
      <style:text-properties officeooo:rsid="0012b21c" officeooo:paragraph-rsid="001b5eb4"/>
    </style:style>
    <style:style style:name="P88" style:family="paragraph" style:parent-style-name="Standard">
      <style:text-properties officeooo:paragraph-rsid="000ff0f2"/>
    </style:style>
    <style:style style:name="P89" style:family="paragraph" style:parent-style-name="Standard">
      <style:text-properties officeooo:paragraph-rsid="00169804"/>
    </style:style>
    <style:style style:name="P90" style:family="paragraph" style:parent-style-name="Standard">
      <style:text-properties officeooo:rsid="00169804" officeooo:paragraph-rsid="00169804"/>
    </style:style>
    <style:style style:name="P91" style:family="paragraph" style:parent-style-name="Standard">
      <style:text-properties officeooo:paragraph-rsid="00199be6"/>
    </style:style>
    <style:style style:name="P92" style:family="paragraph" style:parent-style-name="Standard">
      <style:text-properties officeooo:rsid="00199be6" officeooo:paragraph-rsid="00199be6"/>
    </style:style>
    <style:style style:name="P93" style:family="paragraph" style:parent-style-name="Standard">
      <style:text-properties officeooo:rsid="00199be6" officeooo:paragraph-rsid="001d5b9e"/>
    </style:style>
    <style:style style:name="P94" style:family="paragraph" style:parent-style-name="Standard">
      <style:text-properties officeooo:paragraph-rsid="001b5eb4"/>
    </style:style>
    <style:style style:name="P95" style:family="paragraph" style:parent-style-name="Standard">
      <style:text-properties officeooo:rsid="001b5eb4" officeooo:paragraph-rsid="001b5eb4"/>
    </style:style>
    <style:style style:name="P96" style:family="paragraph" style:parent-style-name="Standard">
      <style:text-properties officeooo:paragraph-rsid="001bb130"/>
    </style:style>
    <style:style style:name="P97" style:family="paragraph" style:parent-style-name="Standard">
      <style:text-properties officeooo:paragraph-rsid="001d5b9e"/>
    </style:style>
    <style:style style:name="P98" style:family="paragraph" style:parent-style-name="Standard">
      <style:text-properties officeooo:rsid="001d74c4" officeooo:paragraph-rsid="001ef0ce"/>
    </style:style>
    <style:style style:name="P99" style:family="paragraph" style:parent-style-name="Standard">
      <style:text-properties officeooo:rsid="001ef0ce" officeooo:paragraph-rsid="001ef0ce"/>
    </style:style>
    <style:style style:name="P100" style:family="paragraph" style:parent-style-name="Standard">
      <style:text-properties officeooo:paragraph-rsid="0028b8be"/>
    </style:style>
    <style:style style:name="P101" style:family="paragraph" style:parent-style-name="Standard">
      <style:text-properties officeooo:rsid="00174b84" officeooo:paragraph-rsid="0028b8be"/>
    </style:style>
    <style:style style:name="P102" style:family="paragraph" style:parent-style-name="Standard">
      <style:text-properties officeooo:rsid="00174b84" officeooo:paragraph-rsid="0030f5c1"/>
    </style:style>
    <style:style style:name="P103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04" style:family="paragraph" style:parent-style-name="Standard">
      <style:text-properties officeooo:paragraph-rsid="0037c5e0"/>
    </style:style>
    <style:style style:name="P105" style:family="paragraph" style:parent-style-name="Standard">
      <style:text-properties officeooo:paragraph-rsid="003d04a3"/>
    </style:style>
    <style:style style:name="P106" style:family="paragraph" style:parent-style-name="Standard">
      <style:text-properties officeooo:paragraph-rsid="0041f89c"/>
    </style:style>
    <style:style style:name="P107" style:family="paragraph" style:parent-style-name="Standard">
      <style:text-properties officeooo:paragraph-rsid="004c2209"/>
    </style:style>
    <style:style style:name="P108" style:family="paragraph" style:parent-style-name="Standard">
      <style:text-properties officeooo:paragraph-rsid="00587052"/>
    </style:style>
    <style:style style:name="P109" style:family="paragraph" style:parent-style-name="Standard">
      <style:text-properties officeooo:rsid="005df30b" officeooo:paragraph-rsid="005df30b"/>
    </style:style>
    <style:style style:name="P110" style:family="paragraph" style:parent-style-name="Standard">
      <style:text-properties officeooo:paragraph-rsid="00648d75"/>
    </style:style>
    <style:style style:name="P111" style:family="paragraph" style:parent-style-name="Standard">
      <style:text-properties officeooo:paragraph-rsid="00107839"/>
    </style:style>
    <style:style style:name="P112" style:family="paragraph" style:parent-style-name="Standard">
      <style:paragraph-properties fo:line-height="100%"/>
      <style:text-properties officeooo:paragraph-rsid="006157fd"/>
    </style:style>
    <style:style style:name="P113" style:family="paragraph" style:parent-style-name="Standard">
      <style:paragraph-properties fo:line-height="100%"/>
      <style:text-properties officeooo:paragraph-rsid="00676397"/>
    </style:style>
    <style:style style:name="P114" style:family="paragraph" style:parent-style-name="Standard">
      <style:paragraph-properties fo:line-height="100%"/>
      <style:text-properties officeooo:paragraph-rsid="006da98c"/>
    </style:style>
    <style:style style:name="P115" style:family="paragraph" style:parent-style-name="Standard">
      <style:paragraph-properties fo:line-height="100%"/>
      <style:text-properties officeooo:rsid="0068ac5c" officeooo:paragraph-rsid="0068ac5c"/>
    </style:style>
    <style:style style:name="P116" style:family="paragraph" style:parent-style-name="Standard">
      <style:text-properties officeooo:paragraph-rsid="006ca01a"/>
    </style:style>
    <style:style style:name="P117" style:family="paragraph" style:parent-style-name="Standard">
      <style:text-properties officeooo:paragraph-rsid="00732490"/>
    </style:style>
    <style:style style:name="P118" style:family="paragraph" style:parent-style-name="Standard">
      <style:text-properties officeooo:rsid="0076694d" officeooo:paragraph-rsid="0076694d"/>
    </style:style>
    <style:style style:name="P119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20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21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22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23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24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25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26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27" style:family="paragraph" style:parent-style-name="Standard">
      <style:paragraph-properties fo:break-before="page"/>
      <style:text-properties officeooo:rsid="000eb3ca" officeooo:paragraph-rsid="00107839"/>
    </style:style>
    <style:style style:name="P128" style:family="paragraph" style:parent-style-name="Standard">
      <style:paragraph-properties fo:break-before="page"/>
      <style:text-properties officeooo:rsid="000eb3ca" officeooo:paragraph-rsid="00117a91"/>
    </style:style>
    <style:style style:name="P129" style:family="paragraph" style:parent-style-name="Standard">
      <style:paragraph-properties fo:break-before="page"/>
      <style:text-properties officeooo:rsid="000eb3ca" officeooo:paragraph-rsid="00169804"/>
    </style:style>
    <style:style style:name="P130" style:family="paragraph" style:parent-style-name="Standard">
      <style:paragraph-properties fo:break-before="page"/>
      <style:text-properties officeooo:rsid="000eb3ca" officeooo:paragraph-rsid="00199be6"/>
    </style:style>
    <style:style style:name="P131" style:family="paragraph" style:parent-style-name="Standard">
      <style:paragraph-properties fo:break-before="page"/>
      <style:text-properties officeooo:rsid="000eb3ca" officeooo:paragraph-rsid="001d5b9e"/>
    </style:style>
    <style:style style:name="P132" style:family="paragraph" style:parent-style-name="Standard">
      <style:paragraph-properties fo:break-before="page"/>
      <style:text-properties officeooo:rsid="000eb3ca" officeooo:paragraph-rsid="001b5eb4"/>
    </style:style>
    <style:style style:name="P133" style:family="paragraph" style:parent-style-name="Standard">
      <style:paragraph-properties fo:break-before="page"/>
      <style:text-properties officeooo:paragraph-rsid="006ca01a"/>
    </style:style>
    <style:style style:name="P134" style:family="paragraph" style:parent-style-name="Text_20_body">
      <style:paragraph-properties fo:line-height="100%"/>
      <style:text-properties officeooo:paragraph-rsid="006157fd"/>
    </style:style>
    <style:style style:name="P135" style:family="paragraph" style:parent-style-name="Text_20_body">
      <style:text-properties officeooo:rsid="006157fd" officeooo:paragraph-rsid="00648d75"/>
    </style:style>
    <style:style style:name="P136" style:family="paragraph" style:parent-style-name="Text_20_body">
      <style:text-properties officeooo:rsid="006157fd" officeooo:paragraph-rsid="00732490"/>
    </style:style>
    <style:style style:name="P137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9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141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142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143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144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145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146" style:family="paragraph" style:parent-style-name="Standard">
      <style:paragraph-properties fo:line-height="100%"/>
      <style:text-properties officeooo:paragraph-rsid="0079a52e"/>
    </style:style>
    <style:style style:name="P147" style:family="paragraph" style:parent-style-name="Standard">
      <style:paragraph-properties fo:line-height="100%" fo:break-before="page"/>
      <style:text-properties officeooo:paragraph-rsid="0079a52e"/>
    </style:style>
    <style:style style:name="P148" style:family="paragraph" style:parent-style-name="Text_20_body">
      <style:paragraph-properties fo:line-height="100%"/>
      <style:text-properties officeooo:paragraph-rsid="00676397"/>
    </style:style>
    <style:style style:name="P149" style:family="paragraph" style:parent-style-name="Text_20_body">
      <style:paragraph-properties fo:line-height="100%"/>
      <style:text-properties officeooo:paragraph-rsid="0079a52e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79a52e" style:font-size-asian="10pt" style:font-style-asian="italic" style:font-size-complex="10pt" style:font-style-complex="italic"/>
    </style:style>
    <style:style style:name="T29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0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59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60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61" style:family="text">
      <style:text-properties officeooo:rsid="001d5b9e"/>
    </style:style>
    <style:style style:name="T62" style:family="text">
      <style:text-properties officeooo:rsid="001ef0ce"/>
    </style:style>
    <style:style style:name="T63" style:family="text">
      <style:text-properties officeooo:rsid="0020eac3"/>
    </style:style>
    <style:style style:name="T64" style:family="text">
      <style:text-properties officeooo:rsid="001879ec"/>
    </style:style>
    <style:style style:name="T65" style:family="text">
      <style:text-properties officeooo:rsid="002a21f9"/>
    </style:style>
    <style:style style:name="T66" style:family="text">
      <style:text-properties officeooo:rsid="002b6f3c"/>
    </style:style>
    <style:style style:name="T67" style:family="text">
      <style:text-properties officeooo:rsid="002dd7dc"/>
    </style:style>
    <style:style style:name="T68" style:family="text">
      <style:text-properties officeooo:rsid="0038795f"/>
    </style:style>
    <style:style style:name="T69" style:family="text">
      <style:text-properties officeooo:rsid="0037cd49"/>
    </style:style>
    <style:style style:name="T70" style:family="text">
      <style:text-properties officeooo:rsid="003a7dcf"/>
    </style:style>
    <style:style style:name="T71" style:family="text">
      <style:text-properties fo:font-size="7pt" style:font-size-asian="7pt" style:font-size-complex="7pt"/>
    </style:style>
    <style:style style:name="T72" style:family="text">
      <style:text-properties fo:font-size="7pt" officeooo:rsid="0037cd49" style:font-size-asian="7pt" style:font-size-complex="7pt"/>
    </style:style>
    <style:style style:name="T73" style:family="text">
      <style:text-properties fo:font-size="7pt" officeooo:rsid="003a7dcf" style:font-size-asian="7pt" style:font-size-complex="7pt"/>
    </style:style>
    <style:style style:name="T74" style:family="text">
      <style:text-properties officeooo:rsid="0037c5e0"/>
    </style:style>
    <style:style style:name="T75" style:family="text">
      <style:text-properties officeooo:rsid="003c5e77"/>
    </style:style>
    <style:style style:name="T76" style:family="text">
      <style:text-properties officeooo:rsid="0041f89c"/>
    </style:style>
    <style:style style:name="T77" style:family="text">
      <style:text-properties officeooo:rsid="004600d9"/>
    </style:style>
    <style:style style:name="T78" style:family="text">
      <style:text-properties officeooo:rsid="004c2209"/>
    </style:style>
    <style:style style:name="T79" style:family="text">
      <style:text-properties officeooo:rsid="004ee334"/>
    </style:style>
    <style:style style:name="T80" style:family="text">
      <style:text-properties officeooo:rsid="00587052"/>
    </style:style>
    <style:style style:name="T81" style:family="text">
      <style:text-properties officeooo:rsid="0079a5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Distribuční centrum Někdeníku Monte Karlos</text:p>
      <text:p text:style-name="P2"/>
      <text:p text:style-name="P2">Seznam <text:span text:style-name="T75">odběratelů</text:span>:</text:p>
      <text:p text:style-name="P11">daniel.klvana@email.cz,</text:p>
      <text:p text:style-name="P15"><text:span text:style-name="T1">jana.klvanova@email.cz,</text:span></text:p>
      <text:p text:style-name="P13">radekkl66@seznam.cz,</text:p>
      <text:p text:style-name="P88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11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2"/>
      <text:p text:style-name="P139"/>
      <text:p text:style-name="P121"><text:span text:style-name="T43">U</text:span><text:span text:style-name="T45">vítací e-mail</text:span><text:span text:style-name="T55">y</text:span></text:p>
      <text:p text:style-name="P42"/>
      <text:p text:style-name="P67">(Vzor)</text:p>
      <text:p text:style-name="P110"><text:span text:style-name="T43">Monte Karlos </text:span><text:span text:style-name="T39">N</text:span><text:span text:style-name="T44">ěkdeník</text:span></text:p>
      <text:p text:style-name="P42"/>
      <text:p text:style-name="P110"><text:span text:style-name="T38">P</text:span><text:span text:style-name="T44">řeji krásný dobrý den</text:span><text:span text:style-name="T37">,</text:span></text:p>
      <text:p text:style-name="P51"/>
      <text:p text:style-name="P110"><text:span text:style-name="T40">t</text:span><text:span text:style-name="T44">ěší nás, že jste projevili zájem o náš časopis. Tímto jste byli zařazeni mezi pravidelné odebiratele Monte Karlos Někdeníku - nejexkluzivnějšího magazínu n</text:span><text:span text:style-name="T45">a poli</text:span><text:span text:style-name="T44"> žurnalistiky. </text:span><text:span text:style-name="T45">Záhy </text:span><text:span text:style-name="T46">V</text:span><text:span text:style-name="T45">ám také bude (společně s desítkami milionů našich spokojených čtenářů) zasláno n</text:span><text:span text:style-name="T51">ejnovější číslo Někdeníku</text:span><text:span text:style-name="T45">. </text:span><text:span text:style-name="T44">Čerstvé novinky ze závodu o post Nejvyššího vůdce všeho učitelstva, tak budete dostávat z první (a naprosto nezaujaté</text:span><text:span text:style-name="T45">)</text:span><text:span text:style-name="T44"> ruky Karlose Žebatého a šéfredaktorky Někdeníku Alžběty Ašelové</text:span><text:span text:style-name="T60">©</text:span><text:span text:style-name="T58">. M</text:span><text:span text:style-name="T59">n</text:span><text:span text:style-name="T58">ě už teď pouze dovolte popřát Vám za celou redakci mnoho příjemných chvil strávených s naší publikací.</text:span></text:p>
      <text:p text:style-name="P82"/>
      <text:p text:style-name="P51"><text:span text:style-name="T77">V</text:span>áš Lubomír Lečko</text:p>
      <text:p text:style-name="P30">vedoucí distribučního oddělení někdeníku Monte Karlos</text:p>
      <text:p text:style-name="P76"/>
      <text:p text:style-name="P135"><text:span text:style-name="T18">Pokud by jste měli jakékoliv dotazy ohledně distribuce časopisu, neváhejte se obrátit na naši zákaznickou linku umístěnou na adrese</text:span><text:span text:style-name="T24"> </text:span><text:span text:style-name="T29">Karlosova 77, 000 03 Monte Carlo 4,</text:span><text:span text:style-name="T23"> </text:span><text:span text:style-name="T18">v kuchyňce ve třetím patře.</text:span></text:p>
      <text:p text:style-name="P46"/>
      <text:p text:style-name="P46"/>
      <text:p text:style-name="P118"><text:span text:style-name="T43">(</text:span><text:span text:style-name="T30">Pro pana Šarocha)</text:span></text:p>
      <text:p text:style-name="P117"><text:span text:style-name="T43">Monte Karlos </text:span><text:span text:style-name="T39">N</text:span><text:span text:style-name="T44">ěkdeník</text:span></text:p>
      <text:p text:style-name="P46"/>
      <text:p text:style-name="P144">Přeji krásný dobrý den,</text:p>
      <text:p text:style-name="P83"/>
      <text:p text:style-name="P83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83"/>
      <text:p text:style-name="P55"><text:span text:style-name="T77">V</text:span>áš Lubomír Lečko</text:p>
      <text:p text:style-name="P34">vedoucí distribučního oddělení někdeníku Monte Karlos</text:p>
      <text:p text:style-name="P79"/>
      <text:p text:style-name="P136"><text:span text:style-name="T18">Pokud by jste měl jakékoliv dotazy ohledně distribuce časopisu, neváhejte se obrátit na naši zákaznickou linku umístěnou na adrese</text:span><text:span text:style-name="T24"> </text:span><text:span text:style-name="T29">Karlosova 77, 000 03 Monte Carlo 4,</text:span><text:span text:style-name="T23"> </text:span><text:span text:style-name="T18">v kuchyňce ve třetím patře.</text:span></text:p>
      <text:p text:style-name="P119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27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36"/>
      <text:p text:style-name="P3"/>
      <text:p text:style-name="P128">Monte Karlos 2<text:span text:style-name="T9">5</text:span>-2019</text:p>
      <text:p text:style-name="P3"/>
      <text:p text:style-name="P84">Zdravím všechny naše věrné čtenáře,</text:p>
      <text:p text:style-name="P84"/>
      <text:p text:style-name="P85">opět vychází nové číslo někdeníku, možná si říkáte že je to trochu brzy, jenže náš časopis nemůže vycházet jen tak kdy se nám <text:span text:style-name="T10">z</text:span>líbí, naopak musí vycházet někdy.</text:p>
      <text:p text:style-name="P85"/>
      <text:p text:style-name="P85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84"/>
      <text:p text:style-name="P86">Doufám, že se Vám bude dnešní číslo líbit alespoň tak jako mně, Váš</text:p>
      <text:p text:style-name="P86"/>
      <text:p text:style-name="P86">Lubomír Lečko</text:p>
      <text:p text:style-name="P19">vedoucí distribučního oddělení někdeníku Monte Karlos</text:p>
      <text:p text:style-name="P19"/>
      <text:p text:style-name="P68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29">Monte Karlos 2<text:span text:style-name="T11">6</text:span>-2019</text:p>
      <text:p text:style-name="P89"/>
      <text:p text:style-name="P90">Dobrý den,</text:p>
      <text:p text:style-name="P90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89"/>
      <text:p text:style-name="P89"><text:span text:style-name="T11">Ať </text:span>Vám <text:span text:style-name="T11">při čtení takříkajíc </text:span><text:span text:style-name="T12">„nevypadnou oči z důlků“</text:span> přeje</text:p>
      <text:p text:style-name="P89"/>
      <text:p text:style-name="P89">Lubomír Lečko</text:p>
      <text:p text:style-name="P20">vedoucí distribučního oddělení někdeníku Monte Karlos</text:p>
      <text:p text:style-name="P19"/>
      <text:p text:style-name="P68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30">Monte Karlos 2<text:span text:style-name="T13">8</text:span>-2019</text:p>
      <text:p text:style-name="P91"/>
      <text:p text:style-name="P92">Vážené dámy a pánové, milí příznivci Někdeníku.</text:p>
      <text:p text:style-name="P92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92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91"/>
      <text:p text:style-name="P91">Lubomír Lečko</text:p>
      <text:p text:style-name="P21">vedoucí distribučního oddělení někdeníku Monte Karlos</text:p>
      <text:p text:style-name="P21"/>
      <text:p text:style-name="P69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37" text:outline-level="2"/>
      <text:p text:style-name="P10"/>
      <text:p text:style-name="P132">Monte Karlos <text:span text:style-name="T14">Speciální příloha</text:span></text:p>
      <text:p text:style-name="P94"/>
      <text:p text:style-name="P95">Veselé Vánoce všem našim věrným čtenářům,</text:p>
      <text:p text:style-name="P95"/>
      <text:p text:style-name="P95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95">Všem co se do stavby betlému pustíte přeju hodně trpělivosti a zdaru při lepení a doufám, že budete se svými výtvory spokojeni. </text:p>
      <text:p text:style-name="P95"/>
      <text:p text:style-name="P96"><text:span text:style-name="T15">Váš <text:s/></text:span>Lubomír Lečko</text:p>
      <text:p text:style-name="P22">vedoucí distribučního oddělení někdeníku Monte Karlos</text:p>
      <text:p text:style-name="P22"/>
      <text:p text:style-name="P87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70"/>
      <text:p text:style-name="P9"/>
      <text:p text:style-name="P131">Monte Karlos 2<text:span text:style-name="T61">7</text:span>-2019</text:p>
      <text:p text:style-name="P97"/>
      <text:p text:style-name="P93">Vážené dámy a pánové, milí příznivci Někdeníku,</text:p>
      <text:p text:style-name="P93"/>
      <text:p text:style-name="P98">konečně je to tady! Nové vánoční dvojčíslo, poslední Někdeník v tomto roce. <text:span text:style-name="T62">Sice</text:span> vychází o tři dny později, než jsem slíbil, <text:span text:style-name="T62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99">Po tři dny a tři noci tak museli všichni naši počítačoví experti usilovně pracovat, aby tento problém napravili. Nyní už je však vše v pořádku a já <text:span text:style-name="T63">bych </text:span>Vám tímto <text:span text:style-name="T63">rád popřál</text:span> krásné vánoční čtení.</text:p>
      <text:p text:style-name="P97"/>
      <text:p text:style-name="P97"><text:span text:style-name="T63">Váš </text:span>Lubomír Lečko</text:p>
      <text:p text:style-name="P23">vedoucí distribučního oddělení někdeníku Monte Karlos</text:p>
      <text:p text:style-name="P23"/>
      <text:p text:style-name="P81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71"/>
      <text:p text:style-name="P71"/>
      <text:p text:style-name="P80"/>
      <text:p text:style-name="P120">2. Fáze</text:p>
      <text:p text:style-name="P5"/>
      <text:p text:style-name="P5">Monte Karlos 1-2020</text:p>
      <text:p text:style-name="P100"/>
      <text:p text:style-name="P37">TOTO NENÍ APRÍLOVÝ ŽERT. MONTE KARLOS NĚKDENÍK PO ČTVRT ROCE SKUTEČNĚ OPĚT VYŠEL. TOTO NENÍ APRÍLOVÝ ŽERT. MONTE KARLOS NĚKDENÍK PO ČTVRT ROCE SKUTEČNĚ OPĚT VYŠEL.</text:p>
      <text:p text:style-name="P100"/>
      <text:p text:style-name="P5">Vážení čtenáři,</text:p>
      <text:p text:style-name="P100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66">hradním komplexu</text:span> v malebném městečku v Německu, (pokud se o aktuálním průběhu soutěže chcete dočíst více, doporučuji nahlédnout do naší nové rubriky <text:span text:style-name="T65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67">Karlostudio 3 FM</text:span> (rádio <text:span text:style-name="T66">M</text:span>onte <text:span text:style-name="T66">K</text:span>arla), ani žádnou z jeho repríz, pak jistě oceníte přepis tohoto komentáře, který naleznete ve zvláštní příloze k tomuto číslu. Rád bych ještě dodal, že spekulace o tom, že původcem <text:span text:style-name="T66">K</text:span>orona viru jsou ilegálně vyvíjené biologické zbraně, kterých chtěla Pálkovská využít při bitvě, a <text:span text:style-name="T65">na kterých měla pod přísným utajením pracovat</text:span> komandátor Jakešová a její Komando smrti, zůstaly nepotvrzené, byť se mnoho novinářů snažilo dokázat opak (drtivá většina z nich se nakazila Koronavirem).</text:p>
      <text:p text:style-name="P101">Co se týká naší delší nepřítomnosti na poli <text:span text:style-name="T66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64">do vašich emailových schránek</text:span>, je nabité informacemi, novými články a rub<text:span text:style-name="T66">r</text:span>ikami a v neposlední řadě rozhovorem s <text:span text:style-name="T64">k</text:span>omandátorem Jakešovou <text:span text:style-name="T64">a to je jen malá ochutnávka z toho, co všechno pro Vás letos v redakci chystáme</text:span>.</text:p>
      <text:p text:style-name="P100"/>
      <text:p text:style-name="P100"><text:span text:style-name="T65">váš </text:span>Lubomír Lečko</text:p>
      <text:p text:style-name="P25">vedoucí distribučního oddělení někdeníku Monte Karlos</text:p>
      <text:p text:style-name="P25"/>
      <text:p text:style-name="P72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02"/>
      <text:p text:style-name="P37">TOTO NENÍ APRÍLOVÝ ŽERT. MONTE KARLOS NĚKDENÍK PO ČTVRT ROCE SKUTEČNĚ OPĚT VYŠEL. TOTO NENÍ APRÍLOVÝ ŽERT. MONTE KARLOS NĚKDENÍK PO ČTVRT ROCE SKUTEČNĚ OPĚT VYŠEL.</text:p>
      <text:p text:style-name="P37"/>
      <text:p text:style-name="P38"/>
      <text:p text:style-name="P122">Monte Karlos 2-2020</text:p>
      <text:p text:style-name="P38"/>
      <text:p text:style-name="P47">Vážené dámy a pánové,</text:p>
      <text:p text:style-name="P47"/>
      <text:p text:style-name="P47">už nemůžu dál. Kantoři se ztrácejí, cel<text:span text:style-name="T68">e</text:span>brity nepřicházejí, mentolové bonbony kam se podíváte, <text:span text:style-name="T68">dovolená.</text:span> Celé to šílenství kolem koronaviru jenom kvůli podělané módě. A <text:span text:style-name="T69">Ašelová</text:span> si najme detektiva. To mi ještě scházelo. <text:span text:style-name="T70">A</text:span> <text:span text:style-name="T70">ta dovolená</text:span>. Mohl<text:span text:style-name="T69">a</text:span> <text:span text:style-name="T69">vyšetření těch únosů</text:span> předat mému detektivnímu oddělení. Ale to on<text:span text:style-name="T69">a</text:span> ne! A ještě o tom pátrání budeme psát v Někdeníku. Samozřejmě, prosím, vždyť to tady <text:span text:style-name="T69">celé</text:span> stejně beztak vede <text:span text:style-name="T68">a může mě poslat, kam chce.</text:span> <text:span text:style-name="T69">Normálně bych byl zvědavý, co z toho detektiva vyleze, ale tentokrát to ani nechci vědět. Pokud to ale zajímá Vás, milí čtenáři, nic Vám nebrání nahlédnout do naší nové rubriky Vyšetřování.</text:span></text:p>
      <text:p text:style-name="P47"/>
      <text:p text:style-name="P47">váš Lubomír Lečko</text:p>
      <text:p text:style-name="P47"><text:span text:style-name="T72">z nucené</text:span><text:span text:style-name="T71"> ilegální dovolené na </text:span><text:span text:style-name="T72">svém metru čtverečním pustého ostrova, </text:span><text:span text:style-name="T73">tohle si někdo odskáče</text:span></text:p>
      <text:p text:style-name="P35"/>
      <text:p text:style-name="P47">Zatracený písek.</text:p>
      <text:p text:style-name="P47"/>
      <text:p text:style-name="P73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73"/>
      <text:p text:style-name="P38"/>
      <text:p text:style-name="P122">Monte Karlos <text:span text:style-name="T74">3</text:span>-2020</text:p>
      <text:p text:style-name="P38"/>
      <text:p text:style-name="P104"><text:span text:style-name="T35">Vážení </text:span><text:span text:style-name="T36">a milí čtenáři</text:span><text:span text:style-name="T35">,</text:span></text:p>
      <text:p text:style-name="P47"/>
      <text:p text:style-name="P105"><text:span text:style-name="T31">kantoři se ztrácejí přímo záchvatným tempem a my stále netušíme, kdo je unáší. </text:span><text:span text:style-name="T32">Zatím máme jediného podezřelého</text:span><text:span text:style-name="T31">. T</text:span><text:span text:style-name="T32">o se zase</text:span><text:span text:style-name="T31"> Sir Daniel Jonathan Pace </text:span><text:span text:style-name="T32">vytáhl</text:span><text:span text:style-name="T31">. Pokud chcete slyšet fňukání a sebelítost nad tím, jak strašn</text:span><text:span text:style-name="T32">ou má práci</text:span><text:span text:style-name="T31">, doporučuju </text:span><text:span text:style-name="T32">jeho</text:span><text:span text:style-name="T31"> skoro čtyři strany dlouhý srdceryvný výlev, který naleznete v našem časopise pod názvem vyšetřování. </text:span><text:span text:style-name="T32">Kdo ho do té práce nutil, </text:span><text:span text:style-name="T33">ptám se já</text:span><text:span text:style-name="T32">.</text:span></text:p>
      <text:p text:style-name="P105"><text:span text:style-name="T32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4">nedaleké</text:span><text:span text:style-name="T32"> budoucnosti. </text:span><text:span text:style-name="T33">K dnešnímu číslu </text:span><text:span text:style-name="T34">Vám </text:span><text:span text:style-name="T33">doporučuji uvařit </text:span><text:span text:style-name="T34">si </text:span><text:span text:style-name="T33">velký hrnek kakaa, upéct alespoň dva plechy </text:span><text:span text:style-name="T34">domácích </text:span><text:span text:style-name="T33">čokoládových sušenek, vyčkat na nějaké <text:s/>deštivé odpoledne a začíst se do něj, bude to stát za to, ostatně jako vždy.</text:span></text:p>
      <text:p text:style-name="P47"/>
      <text:p text:style-name="P47">váš Lubomír Lečko</text:p>
      <text:p text:style-name="P26">vedoucí distribučního oddělení někdeníku Monte Karlos</text:p>
      <text:p text:style-name="P47"/>
      <text:p text:style-name="P73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3">Monte Karlos <text:span text:style-name="T76">4</text:span>-2020</text:p>
      <text:p text:style-name="P39"/>
      <text:p text:style-name="P106"><text:span text:style-name="T35">Vážení </text:span><text:span text:style-name="T36">a milí</text:span><text:span text:style-name="T35"> </text:span><text:span text:style-name="T37">příznivci Někdeníku,</text:span></text:p>
      <text:p text:style-name="P48"/>
      <text:p text:style-name="P56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57"/>
      <text:p text:style-name="P48"><text:span text:style-name="T77">V</text:span>áš Lubomír Lečko</text:p>
      <text:p text:style-name="P27">vedoucí distribučního oddělení někdeníku Monte Karlos</text:p>
      <text:p text:style-name="P48"/>
      <text:p text:style-name="P74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4">Monte Karlos <text:span text:style-name="T78">5</text:span>-2020</text:p>
      <text:p text:style-name="P40"/>
      <text:p text:style-name="P107"><text:span text:style-name="T38">Drazí </text:span><text:span text:style-name="T37">příznivci Někdeníku,</text:span></text:p>
      <text:p text:style-name="P49"/>
      <text:p text:style-name="P63">v tomto čísle se můžete těšit na Karlosův kebab, zdvižené palce, skupinu jezevců a cestu kolem světa, a to vše v Karlos čepici. Také se k nám navrátil již všemi oplakaný Tatar a do DWF se <text:span text:style-name="T79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64">S přáním rychlého a bezbolestného čtení,</text:p>
      <text:p text:style-name="P58"/>
      <text:p text:style-name="P49"><text:span text:style-name="T77">V</text:span>áš Lubomír Lečko</text:p>
      <text:p text:style-name="P28">vedoucí distribučního oddělení někdeníku Monte Karlos</text:p>
      <text:p text:style-name="P49"/>
      <text:p text:style-name="P75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5">Monte Karlos <text:span text:style-name="T80">6</text:span>-2020</text:p>
      <text:p text:style-name="P41"/>
      <text:p text:style-name="P108"><text:span text:style-name="T38">V</text:span><text:span text:style-name="T39">ážení čtenáři</text:span><text:span text:style-name="T37">,</text:span></text:p>
      <text:p text:style-name="P50"/>
      <text:p text:style-name="P108"><text:span text:style-name="T40">z</text:span><text:span text:style-name="T39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09"><text:span text:style-name="T39">Z</text:span><text:span text:style-name="T30">ároveň přijměte prosím mou co nej</text:span><text:span text:style-name="T41">u</text:span><text:span text:style-name="T30">pří</text:span><text:span text:style-name="T41">mnější omluvu za 24 hodinové zpoždění, které jste si museli vytrpět kvůli neschopnému laminovacímu týmu. </text:span><text:span text:style-name="T42">Je to banda břídílů.</text:span><text:span text:style-name="T41"> Všechny jsem je s okamžitou platností propustil a letěl jsem na </text:span><text:span text:style-name="T42">Bakerův ostrov zalaminovat všechny Někdeníky sám.</text:span></text:p>
      <text:p text:style-name="P59"/>
      <text:p text:style-name="P50"><text:span text:style-name="T77">V</text:span>áš Lubomír Lečko</text:p>
      <text:p text:style-name="P29">vedoucí distribučního oddělení někdeníku Monte Karlos</text:p>
      <text:p text:style-name="P50"/>
      <text:p text:style-name="P108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26">Monte Karlos <text:span text:style-name="T14">Speciální příloha 1</text:span></text:p>
      <text:p text:style-name="P43"/>
      <text:p text:style-name="P112"><text:span text:style-name="T38">V</text:span><text:span text:style-name="T39">ážení čtenáři</text:span><text:span text:style-name="T37">,</text:span></text:p>
      <text:p text:style-name="P52"/>
      <text:p text:style-name="P65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60"/>
      <text:p text:style-name="P52"><text:span text:style-name="T77">V</text:span>áš Lubomír Lečko</text:p>
      <text:p text:style-name="P31">vedoucí distribučního oddělení někdeníku Monte Karlos</text:p>
      <text:p text:style-name="P52"/>
      <text:p text:style-name="P134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77"/>
      <text:p text:style-name="P77"/>
      <text:p text:style-name="P77"/>
      <text:p text:style-name="P113"><text:span text:style-name="T43">Monte Karlos </text:span><text:span text:style-name="T47">Speciální příloha </text:span><text:span text:style-name="T49">2</text:span></text:p>
      <text:p text:style-name="P44"/>
      <text:p text:style-name="P113"><text:span text:style-name="T38">V</text:span><text:span text:style-name="T39">ážení </text:span><text:span text:style-name="T48">truchlící</text:span><text:span text:style-name="T37">,</text:span></text:p>
      <text:p text:style-name="P53"/>
      <text:p text:style-name="P113"><text:span text:style-name="T42">J</text:span><text:span text:style-name="T48">e tomu již 126 dní ode </text:span><text:span text:style-name="T49">dne</text:span><text:span text:style-name="T48">, kdy nás opustila Olšana Kupé, nejskvělejší politická recenzentka všech dob. Pár byrokratických záležitostí kolem její smrti se </text:span><text:span text:style-name="T49">ale </text:span><text:span text:style-name="T48">bohužel trochu protáhlo, takže její pohřeb se konal až tuto </text:span><text:span text:style-name="T57">středu</text:span><text:span text:style-name="T48">. </text:span><text:span text:style-name="T42">Ve speciální </text:span><text:span text:style-name="T48">2</text:span><text:span text:style-name="T42">. příloze k ještě nevydanému 7.číslu Monte Karlos Někdeníku Vám </text:span><text:span text:style-name="T50">exkluzivně </text:span><text:span text:style-name="T42">přinášíme </text:span><text:span text:style-name="T48">nevídané svědectví, jednoho ze smutečních hostů.</text:span><text:span text:style-name="T42"> </text:span><text:span text:style-name="T49">Do budoucna se však dívám s optimismem a </text:span><text:span text:style-name="T50">pevně </text:span><text:span text:style-name="T49">věřím, že brzy už budeme distribuovat i nové číslo Někdeníku.</text:span></text:p>
      <text:p text:style-name="P66"/>
      <text:p text:style-name="P115"><text:span text:style-name="T49">Z </text:span><text:span text:style-name="T30">nově vybudovaného sídla Monte Karla (Řím taky nepostavili za den) posílá pozdrav</text:span></text:p>
      <text:p text:style-name="P61"/>
      <text:p text:style-name="P53"><text:span text:style-name="T77">V</text:span>áš Lubomír Lečko</text:p>
      <text:p text:style-name="P32">vedoucí distribučního oddělení někdeníku Monte Karlos</text:p>
      <text:p text:style-name="P53"/>
      <text:p text:style-name="P148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46"><text:span text:style-name="T43"/></text:p>
      <text:p text:style-name="P147"><text:span text:style-name="T43">Monte Karlos </text:span><text:span text:style-name="T47">Speciální příloha </text:span><text:span text:style-name="T49">3</text:span></text:p>
      <text:p text:style-name="P141"/>
      <text:p text:style-name="P146"><text:span text:style-name="T38">V</text:span><text:span text:style-name="T39">ážení </text:span><text:span text:style-name="T48">č</text:span><text:span text:style-name="T56">tenáři</text:span><text:span text:style-name="T37">,</text:span></text:p>
      <text:p text:style-name="P142"/>
      <text:p text:style-name="P146"><text:span text:style-name="T56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span></text:p>
      <text:p text:style-name="P146"><text:span text:style-name="T56">Tímto mi dovolte popřát Vám za celou redakci krásné a nevšední prožití vánočních svátků a budu se těšit brzy na viděnou.</text:span></text:p>
      <text:p text:style-name="P143"><text:span text:style-name="T30"/></text:p>
      <text:p text:style-name="P142"><text:span text:style-name="T77">V</text:span>áš Lubomír Lečko</text:p>
      <text:p text:style-name="P145">vedoucí distribučního oddělení někdeníku Monte Karlos</text:p>
      <text:p text:style-name="P146"><text:span text:style-name="T18"/></text:p>
      <text:p text:style-name="P149"><text:span text:style-name="T18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33"><text:span text:style-name="T43">Monte Karlos </text:span><text:span text:style-name="T39">7-</text:span><text:span text:style-name="T43">2020</text:span></text:p>
      <text:p text:style-name="P45"/>
      <text:p text:style-name="P116"><text:span text:style-name="T38">V</text:span><text:span text:style-name="T39">ážení čtenáři</text:span><text:span text:style-name="T37">,</text:span></text:p>
      <text:p text:style-name="P116"><text:span text:style-name="T51">závod o post nejvyššího vůdce všeho učitelstva už je zase je v plném proudu a stejně tak pořad Monte Karlos, kter</text:span><text:span text:style-name="T52">ý</text:span><text:span text:style-name="T51"> se sice musí </text:span><text:span text:style-name="T53">kvůli </text:span><text:span text:style-name="T54">jakési pandemii </text:span><text:span text:style-name="T51">pořádat v </text:span><text:span text:style-name="T52">poněkud</text:span><text:span text:style-name="T51"> skromnějším počtu 5</text:span><text:span text:style-name="T52">0 000 diváků, nicméně takto zase mohou mít mezi sebou třímetrové rozestupy a pohodlnější saténová křesla. Zároveň se d</text:span><text:span text:style-name="T54">íky tomuto kroku</text:span><text:span text:style-name="T53"> </text:span><text:span text:style-name="T52">zvýšila exkluzivita pořadu a asi zdevítinásobila cena vstupenek. </text:span><text:span text:style-name="T53">Náhodou se ale také celý rozhovor s celebritou ocitl v krizi. Nebudu Vás napínat, více informací se dozvíte v mé zpovědi. </text:span><text:span text:style-name="T54">Ale samozřejmě i ostatní rubriky mají co nabídnout, bude to stát za to, tak si držte paruky.</text:span></text:p>
      <text:p text:style-name="P62"/>
      <text:p text:style-name="P54"><text:span text:style-name="T77">V</text:span>áš Lubomír Lečko</text:p>
      <text:p text:style-name="P33">vedoucí distribučního oddělení někdeníku Monte Karlos</text:p>
      <text:p text:style-name="P54"/>
      <text:p text:style-name="P114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12-21T17:54:17.094000000</dc:date>
    <meta:editing-duration>PT11H43M51S</meta:editing-duration>
    <meta:editing-cycles>48</meta:editing-cycles>
    <meta:generator>LibreOffice/6.3.5.2$Windows_X86_64 LibreOffice_project/dd0751754f11728f69b42ee2af66670068624673</meta:generator>
    <meta:document-statistic meta:table-count="0" meta:image-count="0" meta:object-count="0" meta:page-count="18" meta:paragraph-count="148" meta:word-count="3578" meta:character-count="23363" meta:non-whitespace-character-count="19921"/>
  </office:meta>
</office:document-meta>
</file>